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8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3.95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4.265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8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eb613d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>
      <style:text-properties style:font-name="Liberation Sans" style:font-name-asian="Droid Sans" style:font-name-complex="DejaVu Sans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YRN Board V0 – BOM</text:p>
          </table:table-cell>
          <table:table-cell table:number-columns-repeated="6"/>
          <table:table-cell office:value-type="string" calcext:value-type="string">
            <text:p>nBoard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..devi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RS si possible</text:p>
          </table:table-cell>
          <table:table-cell table:style-name="ce1" office:value-type="string" calcext:value-type="string">
            <text:p>PU</text:p>
          </table:table-cell>
          <table:table-cell table:style-name="ce1" office:value-type="string" calcext:value-type="string">
            <text:p>PT/Board</text:p>
          </table:table-cell>
          <table:table-cell table:style-name="ce1" office:value-type="string" calcext:value-type="string">
            <text:p>PT</text:p>
          </table:table-cell>
          <table:table-cell office:value-type="string" calcext:value-type="string">
            <text:p>CMD RS</text:p>
          </table:table-cell>
        </table:table-row>
        <table:table-row table:style-name="ro2">
          <table:table-cell/>
          <table:table-cell table:style-name="ce2" office:value-type="string" calcext:value-type="string">
            <text:p>AP1117-5.0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AP1117-SOT2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4"/>
          <table:table-cell office:value-type="string" calcext:value-type="string">
            <text:p><text:a xlink:href="http://fr.rs-online.com/web/p/regulateurs-de-" xlink:type="simple">http://fr.rs-online.com/web/p/regulateurs-de-</text:a>tension-lineaires/7512894/</text:p>
          </table:table-cell>
          <table:table-cell table:style-name="ce2" office:value-type="float" office:value="0.195" calcext:value-type="float">
            <text:p>0,195</text:p>
          </table:table-cell>
          <table:table-cell table:style-name="ce2" table:formula="of:=[.I5]*[.E5]" office:value-type="float" office:value="0.195" calcext:value-type="float">
            <text:p>0,195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BNC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S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5</text:p>
          </table:table-cell>
          <table:table-cell table:style-name="ce4"/>
          <table:table-cell office:value-type="string" calcext:value-type="string">
            <text:p>http://fr.rs-online.com/web/p/connecteurs-sma/7595299/</text:p>
          </table:table-cell>
          <table:table-cell table:style-name="ce2" office:value-type="float" office:value="3.96" calcext:value-type="float">
            <text:p>3,96</text:p>
          </table:table-cell>
          <table:table-cell table:style-name="ce2" table:formula="of:=[.I6]*[.E6]" office:value-type="float" office:value="3.96" calcext:value-type="float">
            <text:p>3,96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0.22u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6</text:p>
          </table:table-cell>
          <table:table-cell table:style-name="ce4"/>
          <table:table-cell office:value-type="string" calcext:value-type="string">
            <text:p>http://fr.rs-online.com/web/p/condensateurs-ceramique-multicouche/6983175/</text:p>
          </table:table-cell>
          <table:table-cell table:style-name="ce2" office:value-type="float" office:value="0.014" calcext:value-type="float">
            <text:p>0,014</text:p>
          </table:table-cell>
          <table:table-cell table:style-name="ce2" table:formula="of:=[.I7]*[.E7]" office:value-type="float" office:value="0.014" calcext:value-type="float">
            <text:p>0,014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3">
          <table:table-cell/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0n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13 C14 C15 C3 C4</text:p>
          </table:table-cell>
          <table:table-cell table:style-name="ce4"/>
          <table:table-cell office:value-type="string" calcext:value-type="string">
            <text:p><text:a xlink:href="http://fr.rs-online.com/web/p/condensateurs-ceramique-multicouche/7882874/" xlink:type="simple">http://fr.rs-online.com/web/p/condensateurs-ceramique-multicouche/7882874/</text:a></text:p>
          </table:table-cell>
          <table:table-cell table:style-name="ce2" office:value-type="float" office:value="0.054" calcext:value-type="float">
            <text:p>0,054</text:p>
          </table:table-cell>
          <table:table-cell table:style-name="ce2" table:formula="of:=[.I8]*[.E8]" office:value-type="float" office:value="0.27" calcext:value-type="float">
            <text:p>0,27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10n(25v)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8</text:p>
          </table:table-cell>
          <table:table-cell table:style-name="ce4"/>
          <table:table-cell office:value-type="string" calcext:value-type="string">
            <text:p><text:a xlink:href="http://fr.rs-online.com/web/p/condensateurs-ceramique-multicouche/8015151/" xlink:type="simple">http://fr.rs-online.com/web/p/condensateurs-ceramique-multicouche/8015151/</text:a></text:p>
          </table:table-cell>
          <table:table-cell table:style-name="ce2" office:value-type="float" office:value="0.063" calcext:value-type="float">
            <text:p>0,063</text:p>
          </table:table-cell>
          <table:table-cell table:style-name="ce2" table:formula="of:=[.I9]*[.E9]" office:value-type="float" office:value="0.063" calcext:value-type="float">
            <text:p>0,063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4.7u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7</text:p>
          </table:table-cell>
          <table:table-cell table:style-name="ce4"/>
          <table:table-cell office:value-type="string" calcext:value-type="string">
            <text:p>http://fr.rs-online.com/web/p/condensateurs-ceramique-multicouche/7882821/</text:p>
          </table:table-cell>
          <table:table-cell table:style-name="ce2" office:value-type="float" office:value="0.212" calcext:value-type="float">
            <text:p>0,212</text:p>
          </table:table-cell>
          <table:table-cell table:style-name="ce2" table:formula="of:=[.I10]*[.E10]" office:value-type="float" office:value="0.212" calcext:value-type="float">
            <text:p>0,21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nc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0 C11 C12 C9</text:p>
          </table:table-cell>
          <table:table-cell table:style-name="ce5"/>
          <table:table-cell office:value-type="string" calcext:value-type="string">
            <text:p>NC – NEED REF</text:p>
          </table:table-cell>
          <table:table-cell table:style-name="ce2"/>
          <table:table-cell table:style-name="ce2" table:formula="of:=[.I11]*[.E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5</text:p>
          </table:table-cell>
          <table:table-cell table:style-name="ce5"/>
          <table:table-cell office:value-type="string" calcext:value-type="string">
            <text:p>NC – NEED REF</text:p>
          </table:table-cell>
          <table:table-cell table:style-name="ce2"/>
          <table:table-cell table:style-name="ce2" table:formula="of:=[.I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DO-214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 D4</text:p>
          </table:table-cell>
          <table:table-cell table:style-name="ce4"/>
          <table:table-cell office:value-type="string" calcext:value-type="string">
            <text:p>http://fr.rs-online.com/web/p/diodes-de-redressement-et-schottky/6291763/</text:p>
          </table:table-cell>
          <table:table-cell table:style-name="ce2" office:value-type="float" office:value="0.316" calcext:value-type="float">
            <text:p>0,316</text:p>
          </table:table-cell>
          <table:table-cell table:style-name="ce2" table:formula="of:=[.I13]*[.E13]" office:value-type="float" office:value="0.632" calcext:value-type="float">
            <text:p>0,63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SOD323_BAT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2 D3</text:p>
          </table:table-cell>
          <table:table-cell table:style-name="ce4"/>
          <table:table-cell office:value-type="string" calcext:value-type="string">
            <text:p>http://fr.rs-online.com/web/p/diodes-de-redressement-et-schottky/7146879/</text:p>
          </table:table-cell>
          <table:table-cell table:style-name="ce2" office:value-type="float" office:value="0.087" calcext:value-type="float">
            <text:p>0,087</text:p>
          </table:table-cell>
          <table:table-cell table:style-name="ce2" table:formula="of:=[.I14]*[.E14]" office:value-type="float" office:value="0.174" calcext:value-type="float">
            <text:p>0,174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2PADFU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1</text:p>
          </table:table-cell>
          <table:table-cell table:style-name="ce5"/>
          <table:table-cell office:value-type="string" calcext:value-type="string">
            <text:p>NC – NEED REF</text:p>
          </table:table-cell>
          <table:table-cell table:style-name="ce2"/>
          <table:table-cell table:style-name="ce2" table:formula="of:=[.I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5"/>
          <table:table-cell office:value-type="string" calcext:value-type="string">
            <text:p>NC - NEED REF</text:p>
          </table:table-cell>
          <table:table-cell table:style-name="ce2"/>
          <table:table-cell table:style-name="ce2" table:formula="of:=[.I16]*[.E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3GD20H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LGA16_L3GD20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7</text:p>
          </table:table-cell>
          <table:table-cell table:style-name="ce6"/>
          <table:table-cell office:value-type="string" calcext:value-type="string">
            <text:p>/!\ - <text:a xlink:href="http://fr.farnell.com/jsp/search/productdetail.jsp?sku=2433080&amp;CMP=KNC-GFR-FFR-GEN-SKU-G12&amp;mckv=baoD7O6v" xlink:type="simple">http://fr.farnell.com/jsp/search/productdetail.jsp?sku=2433080&amp;CMP=KNC-GFR-FFR-GEN-SKU-G12&amp;mckv=baoD7O6v</text:a>|pcrid|49252926662|kword|l3gd20h|match|p|plid|</text:p>
          </table:table-cell>
          <table:table-cell table:style-name="ce2" office:value-type="float" office:value="4.59" calcext:value-type="float">
            <text:p>4,59</text:p>
          </table:table-cell>
          <table:table-cell table:style-name="ce2" table:formula="of:=[.I17]*[.E17]" office:value-type="float" office:value="4.59" calcext:value-type="float">
            <text:p>4,5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SM303D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LGA16_LSM303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4"/>
          <table:table-cell table:style-name="ce7" office:value-type="string" calcext:value-type="string">
            <text:p>http://fr.rs-online.com/web/p/accelerometres/7919248/</text:p>
          </table:table-cell>
          <table:table-cell table:style-name="ce2" office:value-type="float" office:value="3.874" calcext:value-type="float">
            <text:p>3,874</text:p>
          </table:table-cell>
          <table:table-cell table:style-name="ce2" table:formula="of:=[.I18]*[.E18]" office:value-type="float" office:value="3.874" calcext:value-type="float">
            <text:p>3,874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3">
          <table:table-cell/>
          <table:table-cell table:style-name="ce2" office:value-type="string" calcext:value-type="string">
            <text:p>MAX7Q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UMODULE-MAX7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6"/>
          <table:table-cell office:value-type="string" calcext:value-type="string">
            <text:p><text:span text:style-name="T1">/!\</text:span> - https://shop-emea.u-blox.com/en/eur/3~100~EMEA/Positioning-modules/Standalone-positioning/MAX-series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I19]*[.E19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BED_LPC1769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LPC17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</text:p>
          </table:table-cell>
          <table:table-cell table:style-name="ce4"/>
          <table:table-cell office:value-type="string" calcext:value-type="string">
            <text:p><text:a xlink:href="http://fr.rs-online.com/web/p/fiches-femelles-pour-ci/2546110/" xlink:type="simple">http://fr.rs-online.com/web/p/fiches-femelles-pour-ci/2546110/</text:a>// <text:a xlink:href="http://fr.rs-online.com/web/p/fiches-femelles-pour-ci/6742369/" xlink:type="simple">http://fr.rs-online.com/web/p/fiches-femelles-pour-ci/6742369/</text:a></text:p>
          </table:table-cell>
          <table:table-cell table:style-name="ce2" office:value-type="float" office:value="6.68" calcext:value-type="float">
            <text:p>6,68</text:p>
          </table:table-cell>
          <table:table-cell table:style-name="ce2" table:formula="of:=[.I20]*[.E20]" office:value-type="float" office:value="13.36" calcext:value-type="float">
            <text:p>13,36</text:p>
          </table:table-cell>
          <table:table-cell/>
          <table:table-cell office:value-type="string" calcext:value-type="string">
            <text:p>ok(test) / ok</text:p>
          </table:table-cell>
        </table:table-row>
        <table:table-row table:style-name="ro1">
          <table:table-cell/>
          <table:table-cell table:style-name="ce2" office:value-type="string" calcext:value-type="string">
            <text:p>MCP2551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SOIC_MCP25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2 U3</text:p>
          </table:table-cell>
          <table:table-cell table:style-name="ce4"/>
          <table:table-cell office:value-type="string" calcext:value-type="string">
            <text:p>http://fr.rs-online.com/web/p/transceivers-can/7386036/</text:p>
          </table:table-cell>
          <table:table-cell table:style-name="ce2" office:value-type="float" office:value="0.965" calcext:value-type="float">
            <text:p>0,965</text:p>
          </table:table-cell>
          <table:table-cell table:style-name="ce2" table:formula="of:=[.I21]*[.E21]" office:value-type="float" office:value="1.93" calcext:value-type="float">
            <text:p>1,93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POLARIZED_CAPACITOR</text:p>
          </table:table-cell>
          <table:table-cell table:style-name="ce2" office:value-type="string" calcext:value-type="string">
            <text:p>10u (25v)</text:p>
          </table:table-cell>
          <table:table-cell table:style-name="ce3" office:value-type="string" calcext:value-type="string">
            <text:p>CAPA_ALUM_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4"/>
          <table:table-cell office:value-type="string" calcext:value-type="string">
            <text:p>http://fr.rs-online.com/web/p/condensateurs-aluminium/5369887/</text:p>
          </table:table-cell>
          <table:table-cell table:style-name="ce2" office:value-type="float" office:value="0.132" calcext:value-type="float">
            <text:p>0,132</text:p>
          </table:table-cell>
          <table:table-cell table:style-name="ce2" table:formula="of:=[.I22]*[.E22]" office:value-type="float" office:value="0.132" calcext:value-type="float">
            <text:p>0,13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POLARIZED_CAPACITOR</text:p>
          </table:table-cell>
          <table:table-cell table:style-name="ce2" office:value-type="string" calcext:value-type="string">
            <text:p>22u (6v lowESR)</text:p>
          </table:table-cell>
          <table:table-cell table:style-name="ce3" office:value-type="string" calcext:value-type="string">
            <text:p>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4"/>
          <table:table-cell office:value-type="string" calcext:value-type="string">
            <text:p><text:a xlink:href="http://fr.rs-online.com/web/p/condensateurs-tantale/6993286/" xlink:type="simple">http://fr.rs-online.com/web/p/condensateurs-tantale/6993286/</text:a>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table:formula="of:=[.I23]*[.E23]" office:value-type="float" office:value="0.112" calcext:value-type="float">
            <text:p>0,11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PWRJACK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dcplug_tra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2</text:p>
          </table:table-cell>
          <table:table-cell table:style-name="ce4"/>
          <table:table-cell office:value-type="string" calcext:value-type="string">
            <text:p><text:a xlink:href="http://fr.rs-online.com/web/p/prises-dalimentation-dc/0448376/" xlink:type="simple">http://fr.rs-online.com/web/p/prises-dalimentation-dc/0448376/</text:a></text:p>
          </table:table-cell>
          <table:table-cell table:style-name="ce2" office:value-type="float" office:value="4.01" calcext:value-type="float">
            <text:p>4,01</text:p>
          </table:table-cell>
          <table:table-cell table:style-name="ce2" table:formula="of:=[.I24]*[.E24]" office:value-type="float" office:value="4.01" calcext:value-type="float">
            <text:p>4,01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6 R7 R8</text:p>
          </table:table-cell>
          <table:table-cell table:style-name="ce4"/>
          <table:table-cell office:value-type="string" calcext:value-type="string">
            <text:p><text:a xlink:href="http://fr.rs-online.com/web/p/resistances-cms/6784697/" xlink:type="simple">http://fr.rs-online.com/web/p/resistances-cms/6784697/</text:a></text:p>
          </table:table-cell>
          <table:table-cell table:style-name="ce2" office:value-type="float" office:value="0.039" calcext:value-type="float">
            <text:p>0,039</text:p>
          </table:table-cell>
          <table:table-cell table:style-name="ce2" table:formula="of:=[.I25]*[.E25]" office:value-type="float" office:value="0.117" calcext:value-type="float">
            <text:p>0,117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120 (nc)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 R2</text:p>
          </table:table-cell>
          <table:table-cell table:style-name="ce4"/>
          <table:table-cell office:value-type="string" calcext:value-type="string">
            <text:p>http://fr.rs-online.com/web/p/resistances-cms/8121748/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table:formula="of:=[.I26]*[.E26]" office:value-type="float" office:value="0.04" calcext:value-type="float">
            <text:p>0,04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4k7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 R4</text:p>
          </table:table-cell>
          <table:table-cell table:style-name="ce4"/>
          <table:table-cell office:value-type="string" calcext:value-type="string">
            <text:p>http://fr.rs-online.com/web/p/resistances-cms/6789392/</text:p>
          </table:table-cell>
          <table:table-cell table:style-name="ce2" office:value-type="float" office:value="0.039" calcext:value-type="float">
            <text:p>0,039</text:p>
          </table:table-cell>
          <table:table-cell table:style-name="ce2" table:formula="of:=[.I27]*[.E27]" office:value-type="float" office:value="0.078" calcext:value-type="float">
            <text:p>0,078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0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</text:p>
          </table:table-cell>
          <table:table-cell table:style-name="ce5"/>
          <table:table-cell office:value-type="string" calcext:value-type="string">
            <text:p>NC – NEED REF</text:p>
          </table:table-cell>
          <table:table-cell table:style-name="ce2"/>
          <table:table-cell table:style-name="ce2" table:formula="of:=[.I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J45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MOLEX_RJ45_TRA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4</text:p>
          </table:table-cell>
          <table:table-cell table:style-name="ce4"/>
          <table:table-cell office:value-type="string" calcext:value-type="string">
            <text:p>http://fr.rs-online.com/web/p/products/8006784/</text:p>
          </table:table-cell>
          <table:table-cell table:style-name="ce2" office:value-type="float" office:value="1.36" calcext:value-type="float">
            <text:p>1,36</text:p>
          </table:table-cell>
          <table:table-cell table:style-name="ce2" table:formula="of:=[.I29]*[.E29]" office:value-type="float" office:value="1.36" calcext:value-type="float">
            <text:p>1,36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USB-BOARD-TRANSFER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PIN_CONN_ANGLE_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1</text:p>
          </table:table-cell>
          <table:table-cell table:style-name="ce4"/>
          <table:table-cell office:value-type="string" calcext:value-type="string">
            <text:p>http://fr.rs-online.com/web/p/barrettes-pour-ci/7019806/</text:p>
          </table:table-cell>
          <table:table-cell table:style-name="ce2" office:value-type="float" office:value="1.002" calcext:value-type="float">
            <text:p>1,002</text:p>
          </table:table-cell>
          <table:table-cell table:style-name="ce2" table:formula="of:=[.I30]*[.E30]" office:value-type="float" office:value="1.002" calcext:value-type="float">
            <text:p>1,002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2" office:value-type="string" calcext:value-type="string">
            <text:p>USD-SOCKET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US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CK1</text:p>
          </table:table-cell>
          <table:table-cell table:style-name="ce4"/>
          <table:table-cell office:value-type="string" calcext:value-type="string">
            <text:p>http://fr.rs-online.com/web/p/supports-de-carte-sim-et-memoire/7768306/</text:p>
          </table:table-cell>
          <table:table-cell table:style-name="ce2" office:value-type="float" office:value="2.64" calcext:value-type="float">
            <text:p>2,64</text:p>
          </table:table-cell>
          <table:table-cell table:style-name="ce2" table:formula="of:=[.I31]*[.E31]" office:value-type="float" office:value="2.64" calcext:value-type="float">
            <text:p>2,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k manque 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usb socket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http://fr.rs-online.com/web/p/connecteurs-usb-type-a/7187224/</text:p>
          </table:table-cell>
          <table:table-cell table:style-name="ce2" office:value-type="float" office:value="0.96" calcext:value-type="float">
            <text:p>0,96</text:p>
          </table:table-cell>
          <table:table-cell table:formula="of:=[.I34]*[.E34]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le 6brins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http://fr.rs-online.com/web/p/cable-industriel-multiconducteur/6604049/</text:p>
          </table:table-cell>
          <table:table-cell table:style-name="ce2" office:value-type="float" office:value="15.53" calcext:value-type="float">
            <text:p>15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ble monobrin (strap)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http://fr.rs-online.com/web/p/fil-de-cablage-electrique/2094833/</text:p>
          </table:table-cell>
          <table:table-cell table:style-name="ce2" office:value-type="float" office:value="9.41" calcext:value-type="float">
            <text:p>9,4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Total 1 Board</text:p>
          </table:table-cell>
          <table:table-cell table:formula="of:=SUM([.J5:.J34])" office:value-type="float" office:value="83.725" calcext:value-type="float">
            <text:p>83,72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otal Boards</text:p>
          </table:table-cell>
          <table:table-cell table:formula="of:=[.J38]*[.K2]" office:value-type="float" office:value="251.175" calcext:value-type="float">
            <text:p>251,175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3">
          <table:table-cell/>
          <table:table-cell office:value-type="string" calcext:value-type="string">
            <text:p>alimentation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<text:a xlink:href="http://fr.rs-online.com/web/p/alimentations-de-table/3256004/" xlink:type="simple">http://fr.rs-online.com/web/p/alimentations-de-table/3256004/</text:a></text:p>
          </table:table-cell>
          <table:table-cell office:value-type="float" office:value="119.33" calcext:value-type="float">
            <text:p>119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toboard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<text:a xlink:href="http://fr.rs-online.com/web/p/platines-dessai/1004081/" xlink:type="simple">http://fr.rs-online.com/web/p/platines-dessai/1004081/</text:a>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acuum pickup tool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te à bras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<text:a xlink:href="http://fr.rs-online.com/web/p/pates-de-soudure/0226170/" xlink:type="simple">http://fr.rs-online.com/web/p/pates-de-soudure/0226170/</text:a> // <text:s/>http://fr.rs-online.com/web/p/pates-de-soudure/5064289/</text:p>
          </table:table-cell>
          <table:table-cell table:number-columns-repeated="3"/>
          <table:table-cell office:value-type="string" calcext:value-type="string">
            <text:p>ok bac</text:p>
          </table:table-cell>
        </table:table-row>
        <table:table-row table:style-name="ro1">
          <table:table-cell/>
          <table:table-cell office:value-type="string" calcext:value-type="string">
            <text:p>sonde températur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up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http://fr.rs-online.com/web/p/systemes-de-serrage-et-etaux-pour-ci/6142217/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support CI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http://fr.rs-online.com/web/p/systemes-de-serrage-et-etaux-pour-ci/6142217/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fer à soud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sse a dessoud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http://fr.rs-online.com/web/p/tresses-a-dessouder/2214885/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brucelles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http://fr.rs-online.com/web/p/brucelles/1046956/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brucelles inversé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http://fr.rs-online.com/web/p/brucelles/1625739/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 table:number-rows-repeated="104852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0000-00-00T10:44:05.7312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5T12:33:10.763959000</dc:date>
    <meta:generator>LibreOffice/4.1.5.3$MacOSX_x86 LibreOffice_project/1c1366bba2ba2b554cd2ca4d87c06da81c05d24</meta:generator>
    <meta:editing-duration>PT1H11M32S</meta:editing-duration>
    <meta:editing-cycles>5</meta:editing-cycles>
    <meta:document-statistic meta:table-count="1" meta:cell-count="301" meta:object-count="0"/>
  </office:meta>
</office:document-meta>
</file>